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093ee"/>
    </style:style>
    <style:style style:name="T1" style:family="text">
      <style:text-properties officeooo:rsid="00009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ри богатыря убили Змея Горыныча.</text:p>
      <text:p text:style-name="Standard">Илья Муромец: — Змея убил Добрыня Никитич.</text:p>
      <text:p text:style-name="Standard">Добрыня Никитич: — Змея убил Алеша Попович.</text:p>
      <text:p text:style-name="Standard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  <text:p text:style-name="P1"/>
      <text:p text:style-name="P1">Три богатыря убили Змея Горыныча.</text:p>
      <text:p text:style-name="P1">Илья Муромец: — Змея убил Добрыня Никитич.</text:p>
      <text:p text:style-name="P1">Добрыня Никитич: — Змея убил Алеша Попович.</text:p>
      <text:p text:style-name="P1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9cm" fo:margin-bottom="1.411cm" fo:margin-left="5.182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25:20.755929213</meta:creation-date>
    <dc:date>2018-10-19T23:31:51.080187480</dc:date>
    <meta:editing-duration>PT6M31S</meta:editing-duration>
    <meta:editing-cycles>1</meta:editing-cycles>
    <meta:document-statistic meta:table-count="0" meta:image-count="0" meta:object-count="0" meta:page-count="1" meta:paragraph-count="48" meta:word-count="264" meta:character-count="1712" meta:non-whitespace-character-count="1472"/>
    <meta:generator>LibreOffice/6.1.3.1$Linux_X86_64 LibreOffice_project/10$Build-1</meta:generator>
  </office:meta>
</office:document-meta>
</file>